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eader" style:family="table">
      <style:table-properties style:width="6.6903in" fo:margin-left="0in" fo:margin-top="0in" fo:margin-bottom="0.15in" table:align="left"/>
    </style:style>
    <style:style style:name="Header.A" style:family="table-column">
      <style:table-column-properties style:column-width="4.2in"/>
    </style:style>
    <style:style style:name="Header.B" style:family="table-column">
      <style:table-column-properties style:column-width="2.4903in"/>
    </style:style>
    <style:style style:name="Header.A1" style:family="table-cell">
      <style:table-cell-properties fo:background-color="#3d5a8a" fo:padding="0.1799in" fo:border="none">
        <style:background-image/>
      </style:table-cell-properties>
    </style:style>
    <style:style style:name="Header.B1" style:family="table-cell">
      <style:table-cell-properties fo:background-color="#eef1f7" fo:padding="0.1799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0402in" style:contextual-spacing="false"/>
      <style:text-properties fo:color="#ffffff" loext:opacity="100%" fo:font-size="24pt" fo:font-weight="bold" style:font-size-asian="24pt" style:font-size-complex="24pt"/>
    </style:style>
    <style:style style:name="P2" style:family="paragraph" style:parent-style-name="MLDate">
      <style:paragraph-properties fo:margin-top="0in" fo:margin-bottom="0in" style:contextual-spacing="false"/>
      <style:text-properties fo:color="#ffffff" loext:opacity="100%" fo:font-size="10.5pt" fo:font-style="italic" officeooo:paragraph-rsid="0036325d" style:font-size-asian="10.5pt" style:font-size-complex="10.5pt"/>
    </style:style>
    <style:style style:name="P3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fo:font-size="11pt" officeooo:paragraph-rsid="0035fc4b" style:font-size-asian="11pt" style:font-size-complex="11pt"/>
    </style:style>
    <style:style style:name="P4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officeooo:paragraph-rsid="0035fc4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a1a2e" loext:opacity="100%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Header" table:style-name="Header">
        <table:table-column table:style-name="Header.A"/>
        <table:table-column table:style-name="Header.B"/>
        <table:table-row>
          <table:table-cell table:style-name="Header.A1" office:value-type="string">
            <text:p text:style-name="P1">{{FULL_NAME}}</text:p>
            <text:p text:style-name="P2">{{CITY}}, {{DATE}}</text:p>
          </table:table-cell>
          <table:table-cell table:style-name="Header.B1" office:value-type="string">
            <text:p text:style-name="P3">📞 <text:span text:style-name="T1">{{PHONE}}</text:span></text:p>
            <text:p text:style-name="P4"><text:span text:style-name="T2">📧 </text:span><text:a xlink:type="simple" xlink:href="mailto:%7B%7BEMAIL%7D%7D" text:style-name="Internet_20_link" text:visited-style-name="Visited_20_Internet_20_Link"><text:span text:style-name="Internet_20_link"><text:span text:style-name="T3">{{EMAIL}}</text:span></text:span></text:a></text:p>
            <text:p text:style-name="P4"><text:span text:style-name="T2">🔗 </text:span><text:a xlink:type="simple" xlink:href="https://{{LINKEDIN}}" text:style-name="Internet_20_link" text:visited-style-name="Visited_20_Internet_20_Link"><text:span text:style-name="Internet_20_link"><text:span text:style-name="T3">{{LINKEDIN}}</text:span></text:span></text:a></text:p>
            <text:p text:style-name="P4"><text:span text:style-name="T2">🌐 </text:span><text:a xlink:type="simple" xlink:href="https://{{WEBSITE}}" text:style-name="Internet_20_link" text:visited-style-name="Visited_20_Internet_20_Link"><text:span text:style-name="Internet_20_link"><text:span text:style-name="T2">{{WEBSITE}}</text:span></text:span></text:a></text:p>
          </table:table-cell>
        </table:table-row>
      </table:table>
      <text:p text:style-name="MLDate"/>
      <text:p text:style-name="MLSpacer"/>
      <text:p text:style-name="MLRecipient">{{RECIPIENT_NAME}}</text:p>
      <text:p text:style-name="MLRecipient">{{RECIPIENT_TITLE}}</text:p>
      <text:p text:style-name="MLRecipient">{{COMPANY_NAME}}</text:p>
      <text:p text:style-name="MLRecipient">{{COMPANY_ADDRESS}}</text:p>
      <text:p text:style-name="MLSubject">Re: {{POSITION_TITLE}}</text:p>
      <text:p text:style-name="MLSalutation">{{SALUTATION}},</text:p>
      <text:p text:style-name="MLBody">{{OPENING_PARAGRAPH}}</text:p>
      <text:p text:style-name="MLBody">{{EXPERIENCE_PARAGRAPH}}</text:p>
      <text:p text:style-name="MLBody">{{COMPANY_PARAGRAPH}}</text:p>
      <text:p text:style-name="MLBody">{{CLOSING_PARAGRAPH}}</text:p>
      <text:p text:style-name="MLClosing">{{CLOSING_PHRASE}},</text:p>
      <text:p text:style-name="MLSpacer"/>
      <text:p text:style-name="MLSpacer"/>
      <text:p text:style-name="MLSignature">{{FULL_NAME}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1a1a2e" loext:opacity="100%" style:font-name="Liberation Serif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1a1a2e" loext:opacity="100%" style:font-name="Liberation Serif" fo:font-size="11pt" fo:language="en" fo:country="US" style:font-name-asian="Segoe UI" style:font-size-asian="11pt" style:language-asian="zh" style:country-asian="CN" style:font-name-complex="Tahoma" style:font-size-complex="11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/>
      <style:text-properties fo:color="#1a1a2e" loext:opacity="100%" fo:font-size="11pt" style:font-size-asian="11pt" style:font-size-complex="11pt"/>
    </style:style>
    <style:style style:name="MLName" style:family="paragraph" style:parent-style-name="Standard">
      <style:paragraph-properties fo:margin-top="0in" fo:margin-bottom="0.0402in" style:contextual-spacing="false"/>
      <style:text-properties fo:color="#1a1a2e" loext:opacity="100%" fo:font-size="26pt" fo:font-weight="bold" style:font-size-asian="26pt" style:font-size-complex="26pt"/>
    </style:style>
    <style:style style:name="MLSubtitle" style:family="paragraph" style:parent-style-name="Standard">
      <style:paragraph-properties fo:margin-top="0in" fo:margin-bottom="0.0799in" style:contextual-spacing="false" fo:padding-left="0in" fo:padding-right="0in" fo:padding-top="0in" fo:padding-bottom="0.0799in" fo:border-left="none" fo:border-right="none" fo:border-top="none" fo:border-bottom="1.59pt solid #3d5a8a"/>
      <style:text-properties fo:color="#1a1a2e" loext:opacity="100%" fo:font-size="11pt" fo:font-style="italic" style:font-size-asian="11pt" style:font-size-complex="11pt"/>
    </style:style>
    <style:style style:name="MLMeta" style:family="paragraph" style:parent-style-name="Standard">
      <style:paragraph-properties fo:margin-top="0in" fo:margin-bottom="0.0299in" style:contextual-spacing="false"/>
      <style:text-properties fo:color="#3d5a8a" loext:opacity="100%" fo:font-size="10pt" style:font-size-asian="10pt" style:font-size-complex="10pt"/>
    </style:style>
    <style:style style:name="MLDate" style:family="paragraph" style:parent-style-name="Standard">
      <style:paragraph-properties fo:margin-top="0.15in" fo:margin-bottom="0.05in" style:contextual-spacing="false"/>
      <style:text-properties fo:color="#1a1a2e" loext:opacity="100%" fo:font-size="10.5pt" style:font-size-asian="10.5pt" style:font-size-complex="10.5pt"/>
    </style:style>
    <style:style style:name="MLRecipient" style:family="paragraph" style:parent-style-name="Standard">
      <style:paragraph-properties fo:margin-top="0in" fo:margin-bottom="0.0299in" style:contextual-spacing="false"/>
      <style:text-properties fo:color="#1a1a2e" loext:opacity="100%" fo:font-size="10.5pt" style:font-size-asian="10.5pt" style:font-size-complex="10.5pt"/>
    </style:style>
    <style:style style:name="MLSubject" style:family="paragraph" style:parent-style-name="Standard">
      <style:paragraph-properties fo:margin-top="0.15in" fo:margin-bottom="0.15in" style:contextual-spacing="false"/>
      <style:text-properties fo:color="#3d5a8a" loext:opacity="100%" fo:font-size="11pt" fo:font-weight="bold" style:font-size-asian="11pt" style:font-size-complex="11pt"/>
    </style:style>
    <style:style style:name="MLSalutation" style:family="paragraph" style:parent-style-name="Standard">
      <style:paragraph-properties fo:margin-top="0in" fo:margin-bottom="0.1in" style:contextual-spacing="false"/>
      <style:text-properties fo:color="#1a1a2e" loext:opacity="100%" fo:font-size="11pt" style:font-size-asian="11pt" style:font-size-complex="11pt"/>
    </style:style>
    <style:style style:name="MLBody" style:family="paragraph" style:parent-style-name="Standard">
      <style:paragraph-properties fo:margin-top="0in" fo:margin-bottom="0.1in" style:contextual-spacing="false" fo:text-align="justify" style:justify-single-word="false"/>
      <style:text-properties fo:color="#1a1a2e" loext:opacity="100%" fo:font-size="11pt" style:font-size-asian="11pt" style:font-size-complex="11pt"/>
    </style:style>
    <style:style style:name="MLClosing" style:family="paragraph" style:parent-style-name="Standard">
      <style:paragraph-properties fo:margin-top="0.15in" fo:margin-bottom="0.0299in" style:contextual-spacing="false"/>
      <style:text-properties fo:color="#1a1a2e" loext:opacity="100%" fo:font-size="11pt" style:font-size-asian="11pt" style:font-size-complex="11pt"/>
    </style:style>
    <style:style style:name="MLSignature" style:family="paragraph" style:parent-style-name="Standard">
      <style:paragraph-properties fo:margin-top="0in" fo:margin-bottom="0in" style:contextual-spacing="false"/>
      <style:text-properties fo:color="#1a1a2e" loext:opacity="100%" fo:font-size="11pt" fo:font-weight="bold" style:font-size-asian="11pt" style:font-size-complex="11pt"/>
    </style:style>
    <style:style style:name="MLSpacer" style:family="paragraph" style:parent-style-name="Standard">
      <style:paragraph-properties fo:margin-top="0in" fo:margin-bottom="0in" style:contextual-spacing="false"/>
      <style:text-properties fo:font-size="4pt" style:font-size-asian="4pt" style:font-size-complex="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4-16T01:15:08.593008700</dc:date>
    <meta:editing-cycles>45</meta:editing-cycles>
    <meta:editing-duration>PT2H58M13S</meta:editing-duration>
    <meta:generator>LibreOffice/26.2.1.2$Windows_X86_64 LibreOffice_project/620$Build-2</meta:generator>
    <meta:document-statistic meta:table-count="1" meta:image-count="0" meta:object-count="0" meta:page-count="1" meta:paragraph-count="18" meta:word-count="24" meta:character-count="308" meta:non-whitespace-character-count="302"/>
    <meta:user-defined meta:name="AppVersion">15.0000</meta:user-defined>
  </office:meta>
</office:document-meta>
</file>